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9" table:default-cell-style-name="ce2"/>
        <table:table-column table:style-name="co2" table:default-cell-style-name="ce2"/>
        <table:table-column table:style-name="co1" table:number-columns-repeated="1013" table:default-cell-style-name="ce2"/>
        <table:table-column table:style-name="co3" table:number-columns-repeated="15360" table:default-cell-style-name="ce1"/>
        <table:table-column table:style-name="co3" table:default-cell-style-name="ce2"/>
        <table:table-row table:style-name="ro1">
          <table:table-cell office:value-type="string" table:style-name="ce2">
            <text:p>Biome</text:p>
          </table:table-cell>
          <table:table-cell office:value-type="string" table:style-name="ce2">
            <text:p>Group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p3</text:p>
          </table:table-cell>
          <table:table-cell office:value-type="string" table:style-name="ce2">
            <text:p>p4</text:p>
          </table:table-cell>
          <table:table-cell office:value-type="string" table:style-name="ce2">
            <text:p>p5</text:p>
          </table:table-cell>
          <table:table-cell office:value-type="string" table:style-name="ce2">
            <text:p>total_rel</text:p>
          </table:table-cell>
          <table:table-cell office:value-type="string" table:style-name="ce2">
            <text:p>richness</text:p>
          </table:table-cell>
          <table:table-cell office:value-type="string" table:style-name="ce2">
            <text:p>norm_rich</text:p>
          </table:table-cell>
          <table:table-cell office:value-type="string" table:style-name="ce2">
            <text:p>shannon</text:p>
          </table:table-cell>
          <table:table-cell office:value-type="string" table:style-name="ce2">
            <text:p>norm_even</text:p>
          </table:table-cell>
          <table:table-cell office:value-type="string" table:style-name="ce2">
            <text:p>pielou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Alpha</text:p>
          </table:table-cell>
          <table:table-cell office:value-type="float" office:value="0.7" table:style-name="ce2">
            <text:p>0.7</text:p>
          </table:table-cell>
          <table:table-cell office:value-type="float" office:value="0.2" table:style-name="ce2">
            <text:p>0.2</text:p>
          </table:table-cell>
          <table:table-cell office:value-type="float" office:value="0.05" table:style-name="ce2">
            <text:p>0.05</text:p>
          </table:table-cell>
          <table:table-cell office:value-type="float" office:value="0.05" table:style-name="ce2">
            <text:p>0.05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of:=SUM([.C2:.G2])" table:style-name="ce2">
            <text:p>1</text:p>
          </table:table-cell>
          <table:table-cell office:value-type="float" office:value="4" table:formula="of:=COUNTIFS([.C2:.G2]; &quot;&gt;0&quot;)" table:style-name="ce2">
            <text:p>4</text:p>
          </table:table-cell>
          <table:table-cell office:value-type="float" office:value="0.8" table:formula="of:=[.I2]/MAX([.$I$2:.$I$11])" table:style-name="ce2">
            <text:p>0.8</text:p>
          </table:table-cell>
          <table:table-cell office:value-type="float" office:value="0.87113327059933177" table:formula="of:=SUM([.C16:.G16])" table:style-name="ce3">
            <text:p>0.871</text:p>
          </table:table-cell>
          <table:table-cell office:value-type="float" office:value="0.6204946946829929" table:formula="of:=MEDIAN([.C16:.G16])/MAX([.C16:.G16])" table:style-name="ce3">
            <text:p>0.620</text:p>
          </table:table-cell>
          <table:table-cell office:value-type="float" office:value="0.62838982472351967" table:formula="of:=[.K2]/LN([.I2])" table:style-name="ce3">
            <text:p>0.62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lpha</text:p>
          </table:table-cell>
          <table:table-cell office:value-type="float" office:value="0.8" table:style-name="ce2">
            <text:p>0.8</text:p>
          </table:table-cell>
          <table:table-cell office:value-type="float" office:value="0.1" table:style-name="ce2">
            <text:p>0.1</text:p>
          </table:table-cell>
          <table:table-cell office:value-type="float" office:value="0.05" table:style-name="ce2">
            <text:p>0.05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1" table:formula="of:=SUM([.C3:.G3])" table:style-name="ce2">
            <text:p>1</text:p>
          </table:table-cell>
          <table:table-cell office:value-type="float" office:value="5" table:formula="of:=COUNTIFS([.C3:.G3]; &quot;&gt;0&quot;)" table:style-name="ce2">
            <text:p>5</text:p>
          </table:table-cell>
          <table:table-cell office:value-type="float" office:value="1" table:formula="of:=[.I3]/MAX([.$I$2:.$I$11])" table:style-name="ce2">
            <text:p>1</text:p>
          </table:table-cell>
          <table:table-cell office:value-type="float" office:value="0.72460072637574391" table:formula="of:=SUM([.C17:.G17])" table:style-name="ce3">
            <text:p>0.725</text:p>
          </table:table-cell>
          <table:table-cell office:value-type="float" office:value="0.65051499783199063" table:formula="of:=MEDIAN([.C17:.G17])/MAX([.C17:.G17])" table:style-name="ce3">
            <text:p>0.651</text:p>
          </table:table-cell>
          <table:table-cell office:value-type="float" office:value="0.45021974490452005" table:formula="of:=[.K3]/LN([.I3])" table:style-name="ce3">
            <text:p>0.45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Alpha</text:p>
          </table:table-cell>
          <table:table-cell office:value-type="float" office:value="0.8" table:style-name="ce2">
            <text:p>0.8</text:p>
          </table:table-cell>
          <table:table-cell office:value-type="float" office:value="0.1" table:style-name="ce2">
            <text:p>0.1</text:p>
          </table:table-cell>
          <table:table-cell office:value-type="float" office:value="0.05" table:style-name="ce2">
            <text:p>0.05</text:p>
          </table:table-cell>
          <table:table-cell office:value-type="float" office:value="0.05" table:style-name="ce2">
            <text:p>0.05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of:=SUM([.C4:.G4])" table:style-name="ce2">
            <text:p>1</text:p>
          </table:table-cell>
          <table:table-cell office:value-type="float" office:value="4" table:formula="of:=COUNTIFS([.C4:.G4]; &quot;&gt;0&quot;)" table:style-name="ce2">
            <text:p>4</text:p>
          </table:table-cell>
          <table:table-cell office:value-type="float" office:value="0.8" table:formula="of:=[.I4]/MAX([.$I$2:.$I$11])" table:style-name="ce2">
            <text:p>0.8</text:p>
          </table:table-cell>
          <table:table-cell office:value-type="float" office:value="0.70834657770617138" table:formula="of:=SUM([.C18:.G18])" table:style-name="ce3">
            <text:p>0.708</text:p>
          </table:table-cell>
          <table:table-cell office:value-type="float" office:value="0.71289755094822105" table:formula="of:=MEDIAN([.C18:.G18])/MAX([.C18:.G18])" table:style-name="ce3">
            <text:p>0.713</text:p>
          </table:table-cell>
          <table:table-cell office:value-type="float" office:value="0.51096404744368107" table:formula="of:=[.K4]/LN([.I4])" table:style-name="ce3">
            <text:p>0.51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Alpha</text:p>
          </table:table-cell>
          <table:table-cell office:value-type="float" office:value="0.6" table:style-name="ce2">
            <text:p>0.6</text:p>
          </table:table-cell>
          <table:table-cell office:value-type="float" office:value="0.3" table:style-name="ce2">
            <text:p>0.3</text:p>
          </table:table-cell>
          <table:table-cell office:value-type="float" office:value="0.05" table:style-name="ce2">
            <text:p>0.05</text:p>
          </table:table-cell>
          <table:table-cell office:value-type="float" office:value="0.05" table:style-name="ce2">
            <text:p>0.05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of:=SUM([.C5:.G5])" table:style-name="ce2">
            <text:p>1</text:p>
          </table:table-cell>
          <table:table-cell office:value-type="float" office:value="4" table:formula="of:=COUNTIFS([.C5:.G5]; &quot;&gt;0&quot;)" table:style-name="ce2">
            <text:p>4</text:p>
          </table:table-cell>
          <table:table-cell office:value-type="float" office:value="0.8" table:formula="of:=[.I5]/MAX([.$I$2:.$I$11])" table:style-name="ce2">
            <text:p>0.8</text:p>
          </table:table-cell>
          <table:table-cell office:value-type="float" office:value="0.96726044291277424" table:formula="of:=SUM([.C19:.G19])" table:style-name="ce3">
            <text:p>0.967</text:p>
          </table:table-cell>
          <table:table-cell office:value-type="float" office:value="0.63163385183044196" table:formula="of:=MEDIAN([.C19:.G19])/MAX([.C19:.G19])" table:style-name="ce3">
            <text:p>0.632</text:p>
          </table:table-cell>
          <table:table-cell office:value-type="float" office:value="0.69773092211916088" table:formula="of:=[.K5]/LN([.I5])" table:style-name="ce3">
            <text:p>0.69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Alpha</text:p>
          </table:table-cell>
          <table:table-cell office:value-type="float" office:value="0.8" table:style-name="ce2">
            <text:p>0.8</text:p>
          </table:table-cell>
          <table:table-cell office:value-type="float" office:value="0.1" table:style-name="ce2">
            <text:p>0.1</text:p>
          </table:table-cell>
          <table:table-cell office:value-type="float" office:value="0.05" table:style-name="ce2">
            <text:p>0.05</text:p>
          </table:table-cell>
          <table:table-cell office:value-type="float" office:value="0.04" table:style-name="ce2">
            <text:p>0.04</text:p>
          </table:table-cell>
          <table:table-cell office:value-type="float" office:value="0.01" table:style-name="ce2">
            <text:p>0.01</text:p>
          </table:table-cell>
          <table:table-cell office:value-type="float" office:value="1" table:formula="of:=SUM([.C6:.G6])" table:style-name="ce2">
            <text:p>1</text:p>
          </table:table-cell>
          <table:table-cell office:value-type="float" office:value="5" table:formula="of:=COUNTIFS([.C6:.G6]; &quot;&gt;0&quot;)" table:style-name="ce2">
            <text:p>5</text:p>
          </table:table-cell>
          <table:table-cell office:value-type="float" office:value="1" table:formula="of:=[.I6]/MAX([.$I$2:.$I$11])" table:style-name="ce2">
            <text:p>1</text:p>
          </table:table-cell>
          <table:table-cell office:value-type="float" office:value="0.73336669888308081" table:formula="of:=SUM([.C20:.G20])" table:style-name="ce3">
            <text:p>0.733</text:p>
          </table:table-cell>
          <table:table-cell office:value-type="float" office:value="0.65051499783199063" table:formula="of:=MEDIAN([.C20:.G20])/MAX([.C20:.G20])" table:style-name="ce3">
            <text:p>0.651</text:p>
          </table:table-cell>
          <table:table-cell office:value-type="float" office:value="0.45566634985871757" table:formula="of:=[.K6]/LN([.I6])" table:style-name="ce3">
            <text:p>0.45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Omega</text:p>
          </table:table-cell>
          <table:table-cell office:value-type="float" office:value="0.4" table:style-name="ce2">
            <text:p>0.4</text:p>
          </table:table-cell>
          <table:table-cell office:value-type="float" office:value="0.3" table:style-name="ce2">
            <text:p>0.3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of:=SUM([.C7:.G7])" table:style-name="ce2">
            <text:p>1</text:p>
          </table:table-cell>
          <table:table-cell office:value-type="float" office:value="3" table:formula="of:=COUNTIFS([.C7:.G7]; &quot;&gt;0&quot;)" table:style-name="ce2">
            <text:p>3</text:p>
          </table:table-cell>
          <table:table-cell office:value-type="float" office:value="0.6" table:formula="of:=[.I7]/MAX([.$I$2:.$I$11])" table:style-name="ce2">
            <text:p>0.6</text:p>
          </table:table-cell>
          <table:table-cell office:value-type="float" office:value="1.0888999753452238" table:formula="of:=SUM([.C21:.G21])" table:style-name="ce3">
            <text:p>1.089</text:p>
          </table:table-cell>
          <table:table-cell office:value-type="float" office:value="0.98547281101220263" table:formula="of:=MEDIAN([.C21:.G21])/MAX([.C21:.G21])" table:style-name="ce3">
            <text:p>0.985</text:p>
          </table:table-cell>
          <table:table-cell office:value-type="float" office:value="0.99115947143221872" table:formula="of:=[.K7]/LN([.I7])" table:style-name="ce3">
            <text:p>0.99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Omega</text:p>
          </table:table-cell>
          <table:table-cell office:value-type="float" office:value="0.6" table:style-name="ce2">
            <text:p>0.6</text:p>
          </table:table-cell>
          <table:table-cell office:value-type="float" office:value="0.4" table:style-name="ce2">
            <text:p>0.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of:=SUM([.C8:.G8])" table:style-name="ce2">
            <text:p>1</text:p>
          </table:table-cell>
          <table:table-cell office:value-type="float" office:value="2" table:formula="of:=COUNTIFS([.C8:.G8]; &quot;&gt;0&quot;)" table:style-name="ce2">
            <text:p>2</text:p>
          </table:table-cell>
          <table:table-cell office:value-type="float" office:value="0.4" table:formula="of:=[.I8]/MAX([.$I$2:.$I$11])" table:style-name="ce2">
            <text:p>0.4</text:p>
          </table:table-cell>
          <table:table-cell office:value-type="float" office:value="0.67301166700925652" table:formula="of:=SUM([.C22:.G22])" table:style-name="ce3">
            <text:p>0.673</text:p>
          </table:table-cell>
          <table:table-cell office:value-type="float" office:value="0.91811971298768014" table:formula="of:=MEDIAN([.C22:.G22])/MAX([.C22:.G22])" table:style-name="ce3">
            <text:p>0.918</text:p>
          </table:table-cell>
          <table:table-cell office:value-type="float" office:value="0.9709505944546688" table:formula="of:=[.K8]/LN([.I8])" table:style-name="ce3">
            <text:p>0.97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Omega</text:p>
          </table:table-cell>
          <table:table-cell office:value-type="float" office:value="0.4" table:style-name="ce2">
            <text:p>0.4</text:p>
          </table:table-cell>
          <table:table-cell office:value-type="float" office:value="0.35" table:style-name="ce2">
            <text:p>0.35</text:p>
          </table:table-cell>
          <table:table-cell office:value-type="float" office:value="0.25" table:style-name="ce2">
            <text:p>0.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of:=SUM([.C9:.G9])" table:style-name="ce2">
            <text:p>1</text:p>
          </table:table-cell>
          <table:table-cell office:value-type="float" office:value="3" table:formula="of:=COUNTIFS([.C9:.G9]; &quot;&gt;0&quot;)" table:style-name="ce2">
            <text:p>3</text:p>
          </table:table-cell>
          <table:table-cell office:value-type="float" office:value="0.6" table:formula="of:=[.I9]/MAX([.$I$2:.$I$11])" table:style-name="ce2">
            <text:p>0.6</text:p>
          </table:table-cell>
          <table:table-cell office:value-type="float" office:value="1.0805276266041719" table:formula="of:=SUM([.C23:.G23])" table:style-name="ce3">
            <text:p>1.081</text:p>
          </table:table-cell>
          <table:table-cell office:value-type="float" office:value="0.99749222598660914" table:formula="of:=MEDIAN([.C23:.G23])/MAX([.C23:.G23])" table:style-name="ce3">
            <text:p>0.997</text:p>
          </table:table-cell>
          <table:table-cell office:value-type="float" office:value="0.98353863118911344" table:formula="of:=[.K9]/LN([.I9])" table:style-name="ce3">
            <text:p>0.98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Omega</text:p>
          </table:table-cell>
          <table:table-cell office:value-type="float" office:value="0.6" table:style-name="ce2">
            <text:p>0.6</text:p>
          </table:table-cell>
          <table:table-cell office:value-type="float" office:value="0.25" table:style-name="ce2">
            <text:p>0.25</text:p>
          </table:table-cell>
          <table:table-cell office:value-type="float" office:value="0.15" table:style-name="ce2">
            <text:p>0.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of:=SUM([.C10:.G10])" table:style-name="ce2">
            <text:p>1</text:p>
          </table:table-cell>
          <table:table-cell office:value-type="float" office:value="3" table:formula="of:=COUNTIFS([.C10:.G10]; &quot;&gt;0&quot;)" table:style-name="ce2">
            <text:p>3</text:p>
          </table:table-cell>
          <table:table-cell office:value-type="float" office:value="0.6" table:formula="of:=[.I10]/MAX([.$I$2:.$I$11])" table:style-name="ce2">
            <text:p>0.6</text:p>
          </table:table-cell>
          <table:table-cell office:value-type="float" office:value="0.93763696227244919" table:formula="of:=SUM([.C24:.G24])" table:style-name="ce3">
            <text:p>0.938</text:p>
          </table:table-cell>
          <table:table-cell office:value-type="float" office:value="0.88435871299944757" table:formula="of:=MEDIAN([.C24:.G24])/MAX([.C24:.G24])" table:style-name="ce3">
            <text:p>0.884</text:p>
          </table:table-cell>
          <table:table-cell office:value-type="float" office:value="0.85347394339561122" table:formula="of:=[.K10]/LN([.I10])" table:style-name="ce3">
            <text:p>0.85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2">
            <text:p>Omega</text:p>
          </table:table-cell>
          <table:table-cell office:value-type="float" office:value="0.5" table:style-name="ce2">
            <text:p>0.5</text:p>
          </table:table-cell>
          <table:table-cell office:value-type="float" office:value="0.5" table:style-name="ce2">
            <text:p>0.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of:=SUM([.C11:.G11])" table:style-name="ce2">
            <text:p>1</text:p>
          </table:table-cell>
          <table:table-cell office:value-type="float" office:value="2" table:formula="of:=COUNTIFS([.C11:.G11]; &quot;&gt;0&quot;)" table:style-name="ce2">
            <text:p>2</text:p>
          </table:table-cell>
          <table:table-cell office:value-type="float" office:value="0.4" table:formula="of:=[.I11]/MAX([.$I$2:.$I$11])" table:style-name="ce2">
            <text:p>0.4</text:p>
          </table:table-cell>
          <table:table-cell office:value-type="float" office:value="0.69314718055994529" table:formula="of:=SUM([.C25:.G25])" table:style-name="ce3">
            <text:p>0.693</text:p>
          </table:table-cell>
          <table:table-cell office:value-type="float" office:value="1" table:formula="of:=MEDIAN([.C25:.G25])/MAX([.C25:.G25])" table:style-name="ce3">
            <text:p>1.000</text:p>
          </table:table-cell>
          <table:table-cell office:value-type="float" office:value="1" table:formula="of:=[.K11]/LN([.I11])" table:style-name="ce3">
            <text:p>1.000</text:p>
          </table:table-cell>
          <table:table-cell table:number-columns-repeated="1637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Biome</text:p>
          </table:table-cell>
          <table:table-cell office:value-type="string" table:style-name="ce2">
            <text:p>Group</text:p>
          </table:table-cell>
          <table:table-cell office:value-type="string" table:style-name="ce2">
            <text:p>p_ln_p1</text:p>
          </table:table-cell>
          <table:table-cell office:value-type="string" table:style-name="ce2">
            <text:p>p_ln_p2</text:p>
          </table:table-cell>
          <table:table-cell office:value-type="string" table:style-name="ce2">
            <text:p>p_ln_p3</text:p>
          </table:table-cell>
          <table:table-cell office:value-type="string" table:style-name="ce2">
            <text:p>p_ln_p4</text:p>
          </table:table-cell>
          <table:table-cell office:value-type="string" table:style-name="ce2">
            <text:p>p_ln_p5</text:p>
          </table:table-cell>
          <table:table-cell table:number-columns-repeated="1016" table:style-name="ce2"/>
          <table:table-cell table:number-columns-repeated="1536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Alpha</text:p>
          </table:table-cell>
          <table:table-cell office:value-type="float" office:value="0.24967246075711269" table:formula="of:=IF([.C2]&gt;0; -[.C2]*LN([.C2]); 0)" table:style-name="ce2">
            <text:p>0.249672461</text:p>
          </table:table-cell>
          <table:table-cell office:value-type="float" office:value="0.32188758248682009" table:formula="of:=IF([.D2]&gt;0; -[.D2]*LN([.D2]); 0)" table:style-name="ce2">
            <text:p>0.321887582</text:p>
          </table:table-cell>
          <table:table-cell office:value-type="float" office:value="0.14978661367769955" table:formula="of:=IF([.E2]&gt;0; -[.E2]*LN([.E2]); 0)" table:style-name="ce2">
            <text:p>0.149786614</text:p>
          </table:table-cell>
          <table:table-cell office:value-type="float" office:value="0.14978661367769955" table:formula="of:=IF([.F2]&gt;0; -[.F2]*LN([.F2]); 0)" table:style-name="ce2">
            <text:p>0.149786614</text:p>
          </table:table-cell>
          <table:table-cell table:number-columns-repeated="4" table:style-name="ce2"/>
          <table:table-cell table:number-columns-repeated="2" table:style-name="ce3"/>
          <table:table-cell table:number-columns-repeated="1011" table:style-name="ce2"/>
          <table:table-cell table:number-columns-repeated="1536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lpha</text:p>
          </table:table-cell>
          <table:table-cell office:value-type="float" office:value="0.17851484105136778" table:formula="of:=IF([.C3]&gt;0; -[.C3]*LN([.C3]); 0)" table:style-name="ce2">
            <text:p>0.178514841</text:p>
          </table:table-cell>
          <table:table-cell office:value-type="float" office:value="0.23025850929940456" table:formula="of:=IF([.D3]&gt;0; -[.D3]*LN([.D3]); 0)" table:style-name="ce2">
            <text:p>0.230258509</text:p>
          </table:table-cell>
          <table:table-cell office:value-type="float" office:value="0.14978661367769955" table:formula="of:=IF([.E3]&gt;0; -[.E3]*LN([.E3]); 0)" table:style-name="ce2">
            <text:p>0.149786614</text:p>
          </table:table-cell>
          <table:table-cell office:value-type="float" office:value="0.13954917551453178" table:formula="of:=IF([.F3]&gt;0; -[.F3]*LN([.F3]); 0)" table:style-name="ce2">
            <text:p>0.139549176</text:p>
          </table:table-cell>
          <table:table-cell office:value-type="float" office:value="2.6491586832740183E-2" table:formula="of:=IF([.G3]&gt;0; -[.G3]*LN([.G3]); 0)" table:style-name="ce2">
            <text:p>0.026491587</text:p>
          </table:table-cell>
          <table:table-cell table:number-columns-repeated="3" table:style-name="ce2"/>
          <table:table-cell table:number-columns-repeated="2" table:style-name="ce3"/>
          <table:table-cell table:number-columns-repeated="16372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Alpha</text:p>
          </table:table-cell>
          <table:table-cell office:value-type="float" office:value="0.17851484105136778" table:formula="of:=IF([.C4]&gt;0; -[.C4]*LN([.C4]); 0)" table:style-name="ce2">
            <text:p>0.178514841</text:p>
          </table:table-cell>
          <table:table-cell office:value-type="float" office:value="0.23025850929940456" table:formula="of:=IF([.D4]&gt;0; -[.D4]*LN([.D4]); 0)" table:style-name="ce2">
            <text:p>0.230258509</text:p>
          </table:table-cell>
          <table:table-cell office:value-type="float" office:value="0.14978661367769955" table:formula="of:=IF([.E4]&gt;0; -[.E4]*LN([.E4]); 0)" table:style-name="ce2">
            <text:p>0.149786614</text:p>
          </table:table-cell>
          <table:table-cell office:value-type="float" office:value="0.14978661367769955" table:formula="of:=IF([.F4]&gt;0; -[.F4]*LN([.F4]); 0)" table:style-name="ce2">
            <text:p>0.149786614</text:p>
          </table:table-cell>
          <table:table-cell table:number-columns-repeated="4" table:style-name="ce2"/>
          <table:table-cell table:number-columns-repeated="2" table:style-name="ce3"/>
          <table:table-cell table:number-columns-repeated="16372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Alpha</text:p>
          </table:table-cell>
          <table:table-cell office:value-type="float" office:value="0.30649537425959444" table:formula="of:=IF([.C5]&gt;0; -[.C5]*LN([.C5]); 0)" table:style-name="ce2">
            <text:p>0.306495374</text:p>
          </table:table-cell>
          <table:table-cell office:value-type="float" office:value="0.36119184129778081" table:formula="of:=IF([.D5]&gt;0; -[.D5]*LN([.D5]); 0)" table:style-name="ce2">
            <text:p>0.361191841</text:p>
          </table:table-cell>
          <table:table-cell office:value-type="float" office:value="0.14978661367769955" table:formula="of:=IF([.E5]&gt;0; -[.E5]*LN([.E5]); 0)" table:style-name="ce2">
            <text:p>0.149786614</text:p>
          </table:table-cell>
          <table:table-cell office:value-type="float" office:value="0.14978661367769955" table:formula="of:=IF([.F5]&gt;0; -[.F5]*LN([.F5]); 0)" table:style-name="ce2">
            <text:p>0.149786614</text:p>
          </table:table-cell>
          <table:table-cell table:number-columns-repeated="4" table:style-name="ce2"/>
          <table:table-cell table:number-columns-repeated="2" table:style-name="ce3"/>
          <table:table-cell table:number-columns-repeated="16372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Alpha</text:p>
          </table:table-cell>
          <table:table-cell office:value-type="float" office:value="0.17851484105136778" table:formula="of:=IF([.C6]&gt;0; -[.C6]*LN([.C6]); 0)" table:style-name="ce2">
            <text:p>0.178514841</text:p>
          </table:table-cell>
          <table:table-cell office:value-type="float" office:value="0.23025850929940456" table:formula="of:=IF([.D6]&gt;0; -[.D6]*LN([.D6]); 0)" table:style-name="ce2">
            <text:p>0.230258509</text:p>
          </table:table-cell>
          <table:table-cell office:value-type="float" office:value="0.14978661367769955" table:formula="of:=IF([.E6]&gt;0; -[.E6]*LN([.E6]); 0)" table:style-name="ce2">
            <text:p>0.149786614</text:p>
          </table:table-cell>
          <table:table-cell office:value-type="float" office:value="0.12875503299472801" table:formula="of:=IF([.F6]&gt;0; -[.F6]*LN([.F6]); 0)" table:style-name="ce2">
            <text:p>0.128755033</text:p>
          </table:table-cell>
          <table:table-cell office:value-type="float" office:value="4.605170185988091E-2" table:formula="of:=IF([.G6]&gt;0; -[.G6]*LN([.G6]); 0)" table:style-name="ce2">
            <text:p>0.046051702</text:p>
          </table:table-cell>
          <table:table-cell table:number-columns-repeated="3" table:style-name="ce2"/>
          <table:table-cell table:number-columns-repeated="2" table:style-name="ce3"/>
          <table:table-cell table:number-columns-repeated="16372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Omega</text:p>
          </table:table-cell>
          <table:table-cell office:value-type="float" office:value="0.36651629274966202" table:formula="of:=IF([.C7]&gt;0; -[.C7]*LN([.C7]); 0)" table:style-name="ce2">
            <text:p>0.366516293</text:p>
          </table:table-cell>
          <table:table-cell office:value-type="float" office:value="0.36119184129778081" table:formula="of:=IF([.D7]&gt;0; -[.D7]*LN([.D7]); 0)" table:style-name="ce2">
            <text:p>0.361191841</text:p>
          </table:table-cell>
          <table:table-cell office:value-type="float" office:value="0.36119184129778081" table:formula="of:=IF([.E7]&gt;0; -[.E7]*LN([.E7]); 0)" table:style-name="ce2">
            <text:p>0.361191841</text:p>
          </table:table-cell>
          <table:table-cell table:number-columns-repeated="5" table:style-name="ce2"/>
          <table:table-cell table:number-columns-repeated="2" table:style-name="ce3"/>
          <table:table-cell table:number-columns-repeated="16372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Omega</text:p>
          </table:table-cell>
          <table:table-cell office:value-type="float" office:value="0.30649537425959444" table:formula="of:=IF([.C8]&gt;0; -[.C8]*LN([.C8]); 0)" table:style-name="ce2">
            <text:p>0.306495374</text:p>
          </table:table-cell>
          <table:table-cell office:value-type="float" office:value="0.36651629274966202" table:formula="of:=IF([.D8]&gt;0; -[.D8]*LN([.D8]); 0)" table:style-name="ce2">
            <text:p>0.366516293</text:p>
          </table:table-cell>
          <table:table-cell table:number-columns-repeated="6" table:style-name="ce2"/>
          <table:table-cell table:number-columns-repeated="2" table:style-name="ce3"/>
          <table:table-cell table:number-columns-repeated="16372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Omega</text:p>
          </table:table-cell>
          <table:table-cell office:value-type="float" office:value="0.36651629274966202" table:formula="of:=IF([.C9]&gt;0; -[.C9]*LN([.C9]); 0)" table:style-name="ce2">
            <text:p>0.366516293</text:p>
          </table:table-cell>
          <table:table-cell office:value-type="float" office:value="0.36743774357453723" table:formula="of:=IF([.D9]&gt;0; -[.D9]*LN([.D9]); 0)" table:style-name="ce2">
            <text:p>0.367437744</text:p>
          </table:table-cell>
          <table:table-cell office:value-type="float" office:value="0.34657359027997264" table:formula="of:=IF([.E9]&gt;0; -[.E9]*LN([.E9]); 0)" table:style-name="ce2">
            <text:p>0.34657359</text:p>
          </table:table-cell>
          <table:table-cell table:number-columns-repeated="5" table:style-name="ce2"/>
          <table:table-cell table:number-columns-repeated="2" table:style-name="ce3"/>
          <table:table-cell table:number-columns-repeated="16372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Omega</text:p>
          </table:table-cell>
          <table:table-cell office:value-type="float" office:value="0.30649537425959444" table:formula="of:=IF([.C10]&gt;0; -[.C10]*LN([.C10]); 0)" table:style-name="ce2">
            <text:p>0.306495374</text:p>
          </table:table-cell>
          <table:table-cell office:value-type="float" office:value="0.34657359027997264" table:formula="of:=IF([.D10]&gt;0; -[.D10]*LN([.D10]); 0)" table:style-name="ce2">
            <text:p>0.34657359</text:p>
          </table:table-cell>
          <table:table-cell office:value-type="float" office:value="0.28456799773288216" table:formula="of:=IF([.E10]&gt;0; -[.E10]*LN([.E10]); 0)" table:style-name="ce2">
            <text:p>0.284567998</text:p>
          </table:table-cell>
          <table:table-cell table:number-columns-repeated="5" table:style-name="ce2"/>
          <table:table-cell table:number-columns-repeated="2" table:style-name="ce3"/>
          <table:table-cell table:number-columns-repeated="16372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2">
            <text:p>Omega</text:p>
          </table:table-cell>
          <table:table-cell office:value-type="float" office:value="0.34657359027997264" table:formula="of:=IF([.C11]&gt;0; -[.C11]*LN([.C11]); 0)" table:style-name="ce2">
            <text:p>0.34657359</text:p>
          </table:table-cell>
          <table:table-cell office:value-type="float" office:value="0.34657359027997264" table:formula="of:=IF([.D11]&gt;0; -[.D11]*LN([.D11]); 0)" table:style-name="ce2">
            <text:p>0.34657359</text:p>
          </table:table-cell>
          <table:table-cell table:number-columns-repeated="6" table:style-name="ce2"/>
          <table:table-cell table:number-columns-repeated="2" table:style-name="ce3"/>
          <table:table-cell table:number-columns-repeated="1637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Jeff Gauthier</dc:creator>
    <meta:creation-date>2017-10-20T23:41:04Z</meta:creation-date>
    <dc:date>2021-03-09T14:47:16Z</dc:date>
    <meta:editing-cycles>12</meta:editing-cycles>
    <meta:editing-duration>PT2827S</meta:editing-duration>
  </office:meta>
</office:document-meta>
</file>